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27.2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18.51pt"/>
    </style:style>
    <style:style style:name="co8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Para</text:p>
          </table:table-cell>
          <table:table-cell table:style-name="ce1" office:value-type="string" calcext:value-type="string">
            <text:p>Distância</text:p>
          </table:table-cell>
          <table:table-cell table:style-name="ce1" office:value-type="string" calcext:value-type="string">
            <text:p>Usar</text:p>
          </table:table-cell>
          <table:table-cell/>
          <table:table-cell table:style-name="ce1" office:value-type="string" calcext:value-type="string">
            <text:p>Nós</text:p>
          </table:table-cell>
          <table:table-cell table:style-name="ce1" office:value-type="string" calcext:value-type="string">
            <text:p>Fluxo</text:p>
          </table:table-cell>
          <table:table-cell table:style-name="ce1"/>
          <table:table-cell table:style-name="ce1" office:value-type="string" calcext:value-type="string">
            <text:p>Demanda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</text:p>
          </table:table-cell>
          <table:table-cell table:formula="of:=SUMIF(De;[.G4];Usar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formula="of:=SUMIF(De; [.G5];Usar)-SUMIF(Para;[.G5];Usar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formula="of:=SUMIF(De; [.G6];Usar)-SUMIF(Para;[.G6];Usar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formula="of:=SUMIF(De; [.G7];Usar)-SUMIF(Para;[.G7];Usar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table:formula="of:=SUMIF(De; [.G8];Usar)-SUMIF(Para;[.G8];Usar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table:formula="of:=SUMIF(De; [.G9];Usar)-SUMIF(Para;[.G9];Usar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table:formula="of:=SUMIF(De; [.G10];Usar)-SUMIF(Para;[.G10];Usar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</text:p>
          </table:table-cell>
          <table:table-cell table:formula="of:=SUMIF(De; [.G11];Usar)-SUMIF(Para;[.G11];Usar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 table:formula="of:=SUMIF(De; [.G12];Usar)-SUMIF(Para;[.G12];Usar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</text:p>
          </table:table-cell>
          <table:table-cell table:formula="of:=SUMIF(De; [.G13];Usar)-SUMIF(Para;[.G13];Usar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</text:p>
          </table:table-cell>
          <table:table-cell table:formula="of:=SUMIF(Para; [.G14];Usar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PRODUCT(Distancia;Usar)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  <table:database-ranges>
        <table:database-range table:name="De" table:target-range-address="Sheet1.B4:Sheet1.B21" table:on-update-keep-styles="true" table:on-update-keep-size="false"/>
        <table:database-range table:name="Demanda" table:target-range-address="Sheet1.J4:Sheet1.J14"/>
        <table:database-range table:name="Distancia" table:target-range-address="Sheet1.D4:Sheet1.D21"/>
        <table:database-range table:name="DistanciaTotal" table:target-range-address="Sheet1.D23:Sheet1.D23"/>
        <table:database-range table:name="Fluxo" table:target-range-address="Sheet1.H4:Sheet1.H14"/>
        <table:database-range table:name="Para" table:target-range-address="Sheet1.C4:Sheet1.C21"/>
        <table:database-range table:name="Usar" table:target-range-address="Sheet1.E4:Sheet1.E2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23:32:45.697753452</meta:creation-date>
    <dc:date>2018-05-21T23:51:04.811132557</dc:date>
    <meta:editing-duration>PT6M58S</meta:editing-duration>
    <meta:editing-cycles>2</meta:editing-cycles>
    <meta:generator>LibreOffice/5.1.6.2$Linux_X86_64 LibreOffice_project/10m0$Build-2</meta:generator>
    <meta:document-statistic meta:table-count="1" meta:cell-count="125" meta:object-count="0"/>
  </office:meta>
</office:document-meta>
</file>